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ont Awesome 6 Brands Regular" svg:font-family="'Font Awesome 6 Brands Regular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.053cm" svg:stroke-color="#3465a4" draw:marker-start="" draw:marker-start-width="0.227cm" draw:marker-start-center="false" draw:marker-end="" draw:marker-end-width="0.227cm" draw:marker-end-center="false" draw:stroke-linejoin="round" svg:stroke-linecap="round" draw:fill="solid" draw:fill-color="#3465a4" draw:textarea-horizontal-align="justify" draw:textarea-vertical-align="middle" draw:auto-grow-height="false" draw:fit-to-size="false" style:shrink-to-fit="false" fo:min-height="0cm" fo:min-width="0cm" fo:padding-top="0.134cm" fo:padding-bottom="0.134cm" fo:padding-left="0.259cm" fo:padding-right="0.259cm" fo:wrap-option="wrap" draw:shadow="hidden" draw:shadow-offset-x="0cm" draw:shadow-offset-y="0cm" draw:shadow-color="#729fcf"/>
    </style:style>
    <style:style style:name="gr2" style:family="graphic" style:parent-style-name="standard" style:list-style-name="L2">
      <style:graphic-properties draw:stroke="solid" svg:stroke-width="0.053cm" svg:stroke-color="#3465a4" draw:marker-start="" draw:marker-start-width="0.227cm" draw:marker-start-center="false" draw:marker-end="" draw:marker-end-width="0.227cm" draw:marker-end-center="false" draw:stroke-linejoin="round" svg:stroke-linecap="round" draw:fill="solid" draw:fill-color="#3465a4" draw:textarea-horizontal-align="justify" draw:textarea-vertical-align="middle" draw:auto-grow-height="false" draw:fit-to-size="false" style:shrink-to-fit="false" fo:min-height="0cm" fo:min-width="0cm" fo:padding-top="0.134cm" fo:padding-bottom="0.134cm" fo:padding-left="0.259cm" fo:padding-right="0.259cm" fo:wrap-option="wrap" draw:shadow="hidden" draw:shadow-offset-x="0cm" draw:shadow-offset-y="0cm" draw:shadow-color="#729fcf"/>
    </style:style>
    <style:style style:name="gr3" style:family="graphic" style:parent-style-name="standard" style:list-style-name="L2">
      <style:graphic-properties draw:stroke="solid" svg:stroke-width="0.053cm" svg:stroke-color="#3465a4" draw:marker-start="" draw:marker-start-width="0.227cm" draw:marker-start-center="false" draw:marker-end="" draw:marker-end-width="0.227cm" draw:marker-end-center="false" draw:stroke-linejoin="round" svg:stroke-linecap="round" draw:fill="solid" draw:fill-color="#3465a4" draw:opacity="100%" draw:textarea-horizontal-align="justify" draw:textarea-vertical-align="middle" draw:auto-grow-height="false" draw:fit-to-size="false" style:shrink-to-fit="false" fo:min-height="0.053cm" fo:min-width="1.247cm" fo:padding-top="0.134cm" fo:padding-bottom="0.134cm" fo:padding-left="0.259cm" fo:padding-right="0.259cm" fo:wrap-option="wrap" draw:shadow="hidden" draw:shadow-offset-x="0cm" draw:shadow-offset-y="0cm" draw:shadow-color="#729fcf"/>
    </style:style>
    <style:style style:name="gr4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5" style:family="graphic" style:parent-style-name="standard" style:list-style-name="L2">
      <style:graphic-properties draw:stroke="solid" svg:stroke-width="0.053cm" svg:stroke-color="#3465a4" draw:marker-start="" draw:marker-start-width="0.227cm" draw:marker-start-center="false" draw:marker-end="" draw:marker-end-width="0.227cm" draw:marker-end-center="false" draw:stroke-linejoin="round" svg:stroke-linecap="round" draw:fill="solid" draw:fill-color="#3465a4" draw:textarea-horizontal-align="justify" draw:textarea-vertical-align="middle" draw:auto-grow-height="false" draw:fit-to-size="false" style:shrink-to-fit="false" fo:min-height="0cm" fo:min-width="0cm" fo:padding-top="0.134cm" fo:padding-bottom="0.134cm" fo:padding-left="0.259cm" fo:padding-right="0.259cm" fo:wrap-option="wrap" draw:shadow="hidden" draw:shadow-offset-x="0cm" draw:shadow-offset-y="0cm" draw:shadow-color="#729fcf"/>
    </style:style>
    <style:style style:name="gr6" style:family="graphic" style:parent-style-name="standard" style:list-style-name="L2">
      <style:graphic-properties draw:stroke="solid" svg:stroke-width="0.053cm" svg:stroke-color="#3465a4" draw:marker-start="" draw:marker-start-width="0.227cm" draw:marker-start-center="false" draw:marker-end="" draw:marker-end-width="0.227cm" draw:marker-end-center="false" draw:stroke-linejoin="round" svg:stroke-linecap="round" draw:fill="solid" draw:fill-color="#3465a4" draw:textarea-horizontal-align="justify" draw:textarea-vertical-align="middle" draw:auto-grow-height="false" draw:fit-to-size="false" style:shrink-to-fit="false" fo:min-height="0cm" fo:min-width="0cm" fo:padding-top="0.134cm" fo:padding-bottom="0.134cm" fo:padding-left="0.259cm" fo:padding-right="0.259cm" fo:wrap-option="wrap" draw:shadow="hidden" draw:shadow-offset-x="0cm" draw:shadow-offset-y="0cm" draw:shadow-color="#729fcf"/>
    </style:style>
    <style:style style:name="gr7" style:family="graphic" style:parent-style-name="standard" style:list-style-name="L2">
      <style:graphic-properties draw:stroke="solid" svg:stroke-width="0.053cm" svg:stroke-color="#3465a4" draw:marker-start="" draw:marker-start-width="0.227cm" draw:marker-start-center="false" draw:marker-end="" draw:marker-end-width="0.227cm" draw:marker-end-center="false" draw:stroke-linejoin="round" svg:stroke-linecap="round" draw:fill="solid" draw:fill-color="#3465a4" draw:opacity="100%" draw:textarea-horizontal-align="justify" draw:textarea-vertical-align="middle" draw:auto-grow-height="false" draw:fit-to-size="false" style:shrink-to-fit="false" fo:min-height="0.053cm" fo:min-width="1.247cm" fo:padding-top="0.134cm" fo:padding-bottom="0.134cm" fo:padding-left="0.259cm" fo:padding-right="0.259cm" fo:wrap-option="wrap" draw:shadow="hidden" draw:shadow-offset-x="0cm" draw:shadow-offset-y="0cm" draw:shadow-color="#729fcf"/>
    </style:style>
    <style:style style:name="gr8" style:family="graphic" style:parent-style-name="standard" style:list-style-name="L2">
      <style:graphic-properties draw:stroke="solid" svg:stroke-width="0.053cm" svg:stroke-color="#3465a4" draw:marker-start="" draw:marker-start-width="0.227cm" draw:marker-start-center="false" draw:marker-end="" draw:marker-end-width="0.227cm" draw:marker-end-center="false" draw:stroke-linejoin="round" svg:stroke-linecap="round" draw:fill="solid" draw:fill-color="#3465a4" draw:textarea-horizontal-align="justify" draw:textarea-vertical-align="middle" draw:auto-grow-height="false" draw:fit-to-size="false" style:shrink-to-fit="false" fo:min-height="0cm" fo:min-width="0cm" fo:padding-top="0.134cm" fo:padding-bottom="0.134cm" fo:padding-left="0.259cm" fo:padding-right="0.259cm" fo:wrap-option="wrap" draw:shadow="hidden" draw:shadow-offset-x="0cm" draw:shadow-offset-y="0cm" draw:shadow-color="#729fcf"/>
    </style:style>
    <style:style style:name="gr9" style:family="graphic" style:parent-style-name="standard" style:list-style-name="L2">
      <style:graphic-properties draw:stroke="solid" svg:stroke-width="0.053cm" svg:stroke-color="#3465a4" draw:marker-start="" draw:marker-start-width="0.227cm" draw:marker-start-center="false" draw:marker-end="" draw:marker-end-width="0.227cm" draw:marker-end-center="false" draw:stroke-linejoin="round" svg:stroke-linecap="round" draw:fill="solid" draw:fill-color="#3465a4" draw:textarea-horizontal-align="justify" draw:textarea-vertical-align="middle" draw:auto-grow-height="false" draw:fit-to-size="false" style:shrink-to-fit="false" fo:min-height="0cm" fo:min-width="0cm" fo:padding-top="0.134cm" fo:padding-bottom="0.134cm" fo:padding-left="0.259cm" fo:padding-right="0.259cm" fo:wrap-option="wrap" draw:shadow="hidden" draw:shadow-offset-x="0cm" draw:shadow-offset-y="0cm" draw:shadow-color="#729fcf"/>
    </style:style>
    <style:style style:name="gr10" style:family="graphic" style:parent-style-name="standard" style:list-style-name="L2">
      <style:graphic-properties draw:stroke="solid" svg:stroke-width="0.053cm" svg:stroke-color="#3465a4" draw:marker-start="" draw:marker-start-width="0.227cm" draw:marker-start-center="false" draw:marker-end="" draw:marker-end-width="0.227cm" draw:marker-end-center="false" draw:stroke-linejoin="round" svg:stroke-linecap="round" draw:fill="solid" draw:fill-color="#3465a4" draw:opacity="100%" draw:textarea-horizontal-align="justify" draw:textarea-vertical-align="middle" draw:auto-grow-height="false" draw:fit-to-size="false" style:shrink-to-fit="false" fo:min-height="0.053cm" fo:min-width="1.247cm" fo:padding-top="0.134cm" fo:padding-bottom="0.134cm" fo:padding-left="0.259cm" fo:padding-right="0.259cm" fo:wrap-option="wrap" draw:shadow="hidden" draw:shadow-offset-x="0cm" draw:shadow-offset-y="0cm" draw:shadow-color="#729fcf"/>
    </style:style>
    <style:style style:name="gr11" style:family="graphic" style:parent-style-name="standard" style:list-style-name="L2">
      <style:graphic-properties draw:stroke="solid" svg:stroke-width="0.053cm" svg:stroke-color="#3465a4" draw:marker-start="" draw:marker-start-width="0.227cm" draw:marker-start-center="false" draw:marker-end="" draw:marker-end-width="0.227cm" draw:marker-end-center="false" draw:stroke-linejoin="round" svg:stroke-linecap="round" draw:fill="solid" draw:fill-color="#3465a4" draw:textarea-horizontal-align="justify" draw:textarea-vertical-align="middle" draw:auto-grow-height="false" draw:fit-to-size="false" style:shrink-to-fit="false" fo:min-height="0cm" fo:min-width="0cm" fo:padding-top="0.134cm" fo:padding-bottom="0.134cm" fo:padding-left="0.259cm" fo:padding-right="0.259cm" fo:wrap-option="wrap" draw:shadow="hidden" draw:shadow-offset-x="0cm" draw:shadow-offset-y="0cm" draw:shadow-color="#729fcf"/>
    </style:style>
    <style:style style:name="gr12" style:family="graphic" style:parent-style-name="standard" style:list-style-name="L2">
      <style:graphic-properties draw:stroke="solid" svg:stroke-width="0.053cm" svg:stroke-color="#3465a4" draw:marker-start="" draw:marker-start-width="0.227cm" draw:marker-start-center="false" draw:marker-end="" draw:marker-end-width="0.227cm" draw:marker-end-center="false" draw:stroke-linejoin="round" svg:stroke-linecap="round" draw:fill="solid" draw:fill-color="#3465a4" draw:textarea-horizontal-align="justify" draw:textarea-vertical-align="middle" draw:auto-grow-height="false" draw:fit-to-size="false" style:shrink-to-fit="false" fo:min-height="0cm" fo:min-width="0cm" fo:padding-top="0.134cm" fo:padding-bottom="0.134cm" fo:padding-left="0.259cm" fo:padding-right="0.259cm" fo:wrap-option="wrap" draw:shadow="hidden" draw:shadow-offset-x="0cm" draw:shadow-offset-y="0cm" draw:shadow-color="#729fcf"/>
    </style:style>
    <style:style style:name="gr13" style:family="graphic" style:parent-style-name="standard" style:list-style-name="L2">
      <style:graphic-properties draw:stroke="solid" svg:stroke-width="0.053cm" svg:stroke-color="#3465a4" draw:marker-start="" draw:marker-start-width="0.227cm" draw:marker-start-center="false" draw:marker-end="" draw:marker-end-width="0.227cm" draw:marker-end-center="false" draw:stroke-linejoin="round" svg:stroke-linecap="round" draw:fill="solid" draw:fill-color="#3465a4" draw:opacity="100%" draw:textarea-horizontal-align="justify" draw:textarea-vertical-align="middle" draw:auto-grow-height="false" draw:fit-to-size="false" style:shrink-to-fit="false" fo:min-height="0.053cm" fo:min-width="1.247cm" fo:padding-top="0.134cm" fo:padding-bottom="0.134cm" fo:padding-left="0.259cm" fo:padding-right="0.259cm" fo:wrap-option="wrap" draw:shadow="hidden" draw:shadow-offset-x="0cm" draw:shadow-offset-y="0cm" draw:shadow-color="#729fcf"/>
    </style:style>
    <style:style style:name="gr14" style:family="graphic" style:parent-style-name="standard" style:list-style-name="L2">
      <style:graphic-properties draw:stroke="solid" svg:stroke-width="0.053cm" svg:stroke-color="#3465a4" draw:marker-start="" draw:marker-start-width="0.227cm" draw:marker-start-center="false" draw:marker-end="" draw:marker-end-width="0.227cm" draw:marker-end-center="false" draw:stroke-linejoin="round" svg:stroke-linecap="round" draw:fill="solid" draw:fill-color="#3465a4" draw:textarea-horizontal-align="justify" draw:textarea-vertical-align="middle" draw:auto-grow-height="false" draw:fit-to-size="false" style:shrink-to-fit="false" fo:min-height="0cm" fo:min-width="0cm" fo:padding-top="0.134cm" fo:padding-bottom="0.134cm" fo:padding-left="0.259cm" fo:padding-right="0.259cm" fo:wrap-option="wrap" draw:shadow="hidden" draw:shadow-offset-x="0cm" draw:shadow-offset-y="0cm" draw:shadow-color="#729fcf"/>
    </style:style>
    <style:style style:name="gr15" style:family="graphic" style:parent-style-name="standard" style:list-style-name="L2">
      <style:graphic-properties draw:stroke="solid" svg:stroke-width="0.053cm" svg:stroke-color="#3465a4" draw:marker-start="" draw:marker-start-width="0.227cm" draw:marker-start-center="false" draw:marker-end="" draw:marker-end-width="0.227cm" draw:marker-end-center="false" draw:stroke-linejoin="round" svg:stroke-linecap="round" draw:fill="solid" draw:fill-color="#3465a4" draw:textarea-horizontal-align="justify" draw:textarea-vertical-align="middle" draw:auto-grow-height="false" draw:fit-to-size="false" style:shrink-to-fit="false" fo:min-height="0cm" fo:min-width="0cm" fo:padding-top="0.134cm" fo:padding-bottom="0.134cm" fo:padding-left="0.259cm" fo:padding-right="0.259cm" fo:wrap-option="wrap" draw:shadow="hidden" draw:shadow-offset-x="0cm" draw:shadow-offset-y="0cm" draw:shadow-color="#729fcf"/>
    </style:style>
    <style:style style:name="gr16" style:family="graphic" style:parent-style-name="standard" style:list-style-name="L2">
      <style:graphic-properties draw:stroke="solid" svg:stroke-width="0.053cm" svg:stroke-color="#3465a4" draw:marker-start="" draw:marker-start-width="0.227cm" draw:marker-start-center="false" draw:marker-end="" draw:marker-end-width="0.227cm" draw:marker-end-center="false" draw:stroke-linejoin="round" svg:stroke-linecap="round" draw:fill="solid" draw:fill-color="#3465a4" draw:opacity="100%" draw:textarea-horizontal-align="justify" draw:textarea-vertical-align="middle" draw:auto-grow-height="false" draw:fit-to-size="false" style:shrink-to-fit="false" fo:min-height="0.053cm" fo:min-width="1.247cm" fo:padding-top="0.134cm" fo:padding-bottom="0.134cm" fo:padding-left="0.259cm" fo:padding-right="0.259cm" fo:wrap-option="wrap" draw:shadow="hidden" draw:shadow-offset-x="0cm" draw:shadow-offset-y="0cm" draw:shadow-color="#729fcf"/>
    </style:style>
    <style:style style:name="gr17" style:family="graphic" style:parent-style-name="standard" style:list-style-name="L2">
      <style:graphic-properties draw:stroke="solid" svg:stroke-width="0.053cm" svg:stroke-color="#3465a4" draw:marker-start="" draw:marker-start-width="0.227cm" draw:marker-start-center="false" draw:marker-end="" draw:marker-end-width="0.227cm" draw:marker-end-center="false" draw:stroke-linejoin="round" svg:stroke-linecap="round" draw:fill="solid" draw:fill-color="#3465a4" draw:textarea-horizontal-align="justify" draw:textarea-vertical-align="middle" draw:auto-grow-height="false" draw:fit-to-size="false" style:shrink-to-fit="false" fo:min-height="0cm" fo:min-width="0cm" fo:padding-top="0.134cm" fo:padding-bottom="0.134cm" fo:padding-left="0.259cm" fo:padding-right="0.259cm" fo:wrap-option="wrap" draw:shadow="hidden" draw:shadow-offset-x="0cm" draw:shadow-offset-y="0cm" draw:shadow-color="#729fcf"/>
    </style:style>
    <style:style style:name="gr18" style:family="graphic" style:parent-style-name="standard" style:list-style-name="L2">
      <style:graphic-properties draw:stroke="solid" svg:stroke-width="0.053cm" svg:stroke-color="#3465a4" draw:marker-start="" draw:marker-start-width="0.227cm" draw:marker-start-center="false" draw:marker-end="" draw:marker-end-width="0.227cm" draw:marker-end-center="false" draw:stroke-linejoin="round" svg:stroke-linecap="round" draw:fill="solid" draw:fill-color="#3465a4" draw:textarea-horizontal-align="justify" draw:textarea-vertical-align="middle" draw:auto-grow-height="false" draw:fit-to-size="false" style:shrink-to-fit="false" fo:min-height="0cm" fo:min-width="0cm" fo:padding-top="0.134cm" fo:padding-bottom="0.134cm" fo:padding-left="0.259cm" fo:padding-right="0.259cm" fo:wrap-option="wrap" draw:shadow="hidden" draw:shadow-offset-x="0cm" draw:shadow-offset-y="0cm" draw:shadow-color="#729fcf"/>
    </style:style>
    <style:style style:name="gr19" style:family="graphic" style:parent-style-name="standard" style:list-style-name="L2">
      <style:graphic-properties draw:stroke="solid" svg:stroke-width="0.053cm" svg:stroke-color="#3465a4" draw:marker-start="" draw:marker-start-width="0.227cm" draw:marker-start-center="false" draw:marker-end="" draw:marker-end-width="0.227cm" draw:marker-end-center="false" draw:stroke-linejoin="round" svg:stroke-linecap="round" draw:fill="solid" draw:fill-color="#3465a4" draw:opacity="100%" draw:textarea-horizontal-align="justify" draw:textarea-vertical-align="middle" draw:auto-grow-height="false" draw:fit-to-size="false" style:shrink-to-fit="false" fo:min-height="0.053cm" fo:min-width="1.247cm" fo:padding-top="0.134cm" fo:padding-bottom="0.134cm" fo:padding-left="0.259cm" fo:padding-right="0.259cm" fo:wrap-option="wrap" draw:shadow="hidden" draw:shadow-offset-x="0cm" draw:shadow-offset-y="0cm" draw:shadow-color="#729fcf"/>
    </style:style>
    <style:style style:name="gr20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1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2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4.25cm"/>
      <style:paragraph-properties style:writing-mode="lr-tb"/>
    </style:style>
    <style:style style:name="gr24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.948cm" fo:min-width="2.448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5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2.198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6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draw:auto-grow-height="false" fo:min-height="0.448cm" fo:min-width="0.198cm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27" style:family="graphic" style:parent-style-name="standard" style:list-style-name="L2">
      <style:graphic-properties draw:stroke="solid" svg:stroke-width="0.053cm" svg:stroke-color="#ffffff" draw:marker-start="" draw:marker-start-width="0.177cm" draw:marker-start-center="false" draw:marker-end="Linienspitzen_20_2" draw:marker-end-width="0.177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28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5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9" style:family="graphic" style:parent-style-name="standard" style:list-style-name="L2">
      <style:graphic-properties draw:stroke="solid" svg:stroke-width="0.053cm" svg:stroke-color="#ffffff" draw:marker-start="Linienspitzen_20_2" draw:marker-start-width="0.177cm" draw:marker-start-center="false" draw:marker-end="" draw:marker-end-width="0.177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30" style:family="graphic" style:parent-style-name="standard" style:list-style-name="L2">
      <style:graphic-properties draw:stroke="solid" svg:stroke-width="0.053cm" svg:stroke-color="#ffffff" draw:marker-start="Linienspitzen_20_2" draw:marker-start-width="0.177cm" draw:marker-start-center="false" draw:marker-end="" draw:marker-end-width="0.177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31" style:family="graphic" style:parent-style-name="standard" style:list-style-name="L2">
      <style:graphic-properties draw:stroke="solid" svg:stroke-width="0.053cm" svg:stroke-color="#ffffff" draw:marker-start="Linienspitzen_20_2" draw:marker-start-width="0.177cm" draw:marker-start-center="false" draw:marker-end="" draw:marker-end-width="0.177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3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5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5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5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5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5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6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5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7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5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8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5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9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.948cm" fo:min-width="2.448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0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2.198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draw:auto-grow-height="false" fo:min-height="0.448cm" fo:min-width="0.198cm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42" style:family="graphic" style:parent-style-name="standard" style:list-style-name="L2">
      <style:graphic-properties draw:stroke="solid" svg:stroke-width="0.053cm" svg:stroke-color="#ffffff" draw:marker-start="" draw:marker-start-width="0.177cm" draw:marker-start-center="false" draw:marker-end="Linienspitzen_20_2" draw:marker-end-width="0.177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4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5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4" style:family="graphic" style:parent-style-name="standard" style:list-style-name="L2">
      <style:graphic-properties draw:stroke="solid" svg:stroke-width="0.053cm" svg:stroke-color="#ffffff" draw:marker-start="Linienspitzen_20_2" draw:marker-start-width="0.177cm" draw:marker-start-center="false" draw:marker-end="" draw:marker-end-width="0.177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45" style:family="graphic" style:parent-style-name="standard" style:list-style-name="L2">
      <style:graphic-properties draw:stroke="solid" svg:stroke-width="0.053cm" svg:stroke-color="#ffffff" draw:marker-start="Linienspitzen_20_2" draw:marker-start-width="0.177cm" draw:marker-start-center="false" draw:marker-end="" draw:marker-end-width="0.177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46" style:family="graphic" style:parent-style-name="standard" style:list-style-name="L2">
      <style:graphic-properties draw:stroke="solid" svg:stroke-width="0.053cm" svg:stroke-color="#ffffff" draw:marker-start="Linienspitzen_20_2" draw:marker-start-width="0.177cm" draw:marker-start-center="false" draw:marker-end="" draw:marker-end-width="0.177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47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5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8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5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9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5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0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5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5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5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5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4" style:family="graphic" style:parent-style-name="standard">
      <style:graphic-properties draw:stroke="none" svg:stroke-color="#000000" draw:fill="none" draw:fill-color="#ffffff" fo:min-height="2cm"/>
      <style:paragraph-properties style:writing-mode="lr-tb"/>
    </style:style>
    <style:style style:name="P1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3465a4" draw:opacity="100%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729fcf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g draw:name="telephone 1">
          <draw:custom-shape draw:name="Rectangle-Cut-6_ 1" draw:style-name="gr1" draw:text-style-name="P1" draw:layer="layout" svg:width="0.469cm" svg:height="0.187cm" draw:transform="rotate (-1.5707963267949) translate (4.25cm 5.875cm)">
            <text:p/>
    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Rectangle-Cut-6_ 2" draw:style-name="gr2" draw:text-style-name="P1" draw:layer="layout" svg:width="0.468cm" svg:height="0.187cm" draw:transform="rotate (-1.5707963267949) translate (4.25cm 7.282cm)">
            <text:p/>
    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Rectangle-Cut-6_ 3" draw:style-name="gr3" draw:text-style-name="P2" draw:layer="layout" svg:width="1.875cm" svg:height="0.375cm" draw:transform="rotate (-1.5707963267949) translate (3.874cm 5.875cm)">
            <text:p/>
            <draw:enhanced-geometry draw:mirror-horizontal="tru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line draw:style-name="gr4" draw:text-style-name="P3" draw:layer="layout" svg:x1="10.25cm" svg:y1="10.25cm" svg:x2="16.75cm" svg:y2="10.25cm">
          <text:p/>
        </draw:line>
        <draw:g draw:name="telephone 2">
          <draw:custom-shape draw:name="Rectangle-Cut-6_ 4" draw:style-name="gr5" draw:text-style-name="P1" draw:layer="layout" svg:width="0.469cm" svg:height="0.187cm" draw:transform="rotate (-1.5707963267949) translate (4.25cm 9.625cm)">
            <text:p/>
    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Rectangle-Cut-6_ 5" draw:style-name="gr6" draw:text-style-name="P1" draw:layer="layout" svg:width="0.468cm" svg:height="0.187cm" draw:transform="rotate (-1.5707963267949) translate (4.25cm 11.032cm)">
            <text:p/>
    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Rectangle-Cut-6_ 6" draw:style-name="gr7" draw:text-style-name="P2" draw:layer="layout" svg:width="1.875cm" svg:height="0.375cm" draw:transform="rotate (-1.5707963267949) translate (3.874cm 9.625cm)">
            <text:p/>
            <draw:enhanced-geometry draw:mirror-horizontal="tru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telephone 3">
          <draw:custom-shape draw:name="Rectangle-Cut-6_ 7" draw:style-name="gr8" draw:text-style-name="P1" draw:layer="layout" svg:width="0.469cm" svg:height="0.187cm" draw:transform="rotate (-1.5707963267949) translate (4.25cm 13.5cm)">
            <text:p/>
    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Rectangle-Cut-6_ 8" draw:style-name="gr9" draw:text-style-name="P1" draw:layer="layout" svg:width="0.468cm" svg:height="0.187cm" draw:transform="rotate (-1.5707963267949) translate (4.25cm 14.907cm)">
            <text:p/>
    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Rectangle-Cut-6_ 9" draw:style-name="gr10" draw:text-style-name="P2" draw:layer="layout" svg:width="1.875cm" svg:height="0.375cm" draw:transform="rotate (-1.5707963267949) translate (3.874cm 13.5cm)">
            <text:p/>
            <draw:enhanced-geometry draw:mirror-horizontal="tru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telephone 4">
          <draw:custom-shape draw:name="Rectangle-Cut-6_ 10" draw:style-name="gr11" draw:text-style-name="P1" draw:layer="layout" svg:width="0.469cm" svg:height="0.187cm" draw:transform="rotate (-1.5707963267949) translate (24.75cm 5.875cm)">
            <text:p/>
    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Rectangle-Cut-6_ 11" draw:style-name="gr12" draw:text-style-name="P1" draw:layer="layout" svg:width="0.468cm" svg:height="0.187cm" draw:transform="rotate (-1.5707963267949) translate (24.75cm 7.282cm)">
            <text:p/>
    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Rectangle-Cut-6_ 12" draw:style-name="gr13" draw:text-style-name="P2" draw:layer="layout" svg:width="1.875cm" svg:height="0.375cm" draw:transform="rotate (-1.5707963267949) translate (24.374cm 5.875cm)">
            <text:p/>
            <draw:enhanced-geometry draw:mirror-horizontal="tru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telephone 5">
          <draw:custom-shape draw:name="Rectangle-Cut-6_ 13" draw:style-name="gr14" draw:text-style-name="P1" draw:layer="layout" svg:width="0.469cm" svg:height="0.187cm" draw:transform="rotate (-1.5707963267949) translate (24.75cm 9.625cm)">
            <text:p/>
    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Rectangle-Cut-6_ 14" draw:style-name="gr15" draw:text-style-name="P1" draw:layer="layout" svg:width="0.468cm" svg:height="0.187cm" draw:transform="rotate (-1.5707963267949) translate (24.75cm 11.032cm)">
            <text:p/>
    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Rectangle-Cut-6_ 15" draw:style-name="gr16" draw:text-style-name="P2" draw:layer="layout" svg:width="1.875cm" svg:height="0.375cm" draw:transform="rotate (-1.5707963267949) translate (24.374cm 9.625cm)">
            <text:p/>
            <draw:enhanced-geometry draw:mirror-horizontal="tru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telephone 6">
          <draw:custom-shape draw:name="Rectangle-Cut-6_ 16" draw:style-name="gr17" draw:text-style-name="P1" draw:layer="layout" svg:width="0.469cm" svg:height="0.187cm" draw:transform="rotate (-1.5707963267949) translate (24.75cm 13.5cm)">
            <text:p/>
    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Rectangle-Cut-6_ 17" draw:style-name="gr18" draw:text-style-name="P1" draw:layer="layout" svg:width="0.468cm" svg:height="0.187cm" draw:transform="rotate (-1.5707963267949) translate (24.75cm 14.907cm)">
            <text:p/>
    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Rectangle-Cut-6_ 18" draw:style-name="gr19" draw:text-style-name="P2" draw:layer="layout" svg:width="1.875cm" svg:height="0.375cm" draw:transform="rotate (-1.5707963267949) translate (24.374cm 13.5cm)">
            <text:p/>
            <draw:enhanced-geometry draw:mirror-horizontal="tru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line draw:style-name="gr20" draw:text-style-name="P3" draw:layer="layout" svg:x1="4.5cm" svg:y1="6.75cm" svg:x2="8.5cm" svg:y2="10cm">
          <text:p/>
        </draw:line>
        <draw:line draw:style-name="gr20" draw:text-style-name="P3" draw:layer="layout" svg:x1="4.5cm" svg:y1="10.5cm" svg:x2="8cm" svg:y2="10.5cm">
          <text:p/>
        </draw:line>
        <draw:line draw:style-name="gr20" draw:text-style-name="P3" draw:layer="layout" svg:x1="4.5cm" svg:y1="14.5cm" svg:x2="8.75cm" svg:y2="10.25cm">
          <text:p/>
        </draw:line>
        <draw:line draw:style-name="gr20" draw:text-style-name="P3" draw:layer="layout" svg:x1="17.75cm" svg:y1="10.25cm" svg:x2="24cm" svg:y2="7.25cm">
          <text:p/>
        </draw:line>
        <draw:line draw:style-name="gr20" draw:text-style-name="P3" draw:layer="layout" svg:x1="18.25cm" svg:y1="10.5cm" svg:x2="24.25cm" svg:y2="10.5cm">
          <text:p/>
        </draw:line>
        <draw:line draw:style-name="gr21" draw:text-style-name="P3" draw:layer="layout" svg:x1="18cm" svg:y1="10.25cm" svg:x2="24.25cm" svg:y2="14.75cm">
          <text:p/>
        </draw:line>
        <draw:frame draw:style-name="gr22" draw:text-style-name="P4" draw:layer="layout" svg:width="4.75cm" svg:height="2.384cm" svg:x="11.25cm" svg:y="10.9cm">
          <draw:text-box>
            <text:p>Iinea ad elevata capacità</text:p>
          </draw:text-box>
        </draw:frame>
        <draw:frame draw:style-name="gr23" draw:text-style-name="P4" draw:layer="layout" svg:width="3.5cm" svg:height="4.5cm" svg:x="5.5cm" svg:y="15.5cm">
          <draw:text-box>
            <text:p>Linee a ridotta capacità</text:p>
          </draw:text-box>
        </draw:frame>
        <draw:frame draw:style-name="gr23" draw:text-style-name="P4" draw:layer="layout" svg:width="3.5cm" svg:height="4.5cm" svg:x="20.25cm" svg:y="15.5cm">
          <draw:text-box>
            <text:p>Linee a ridotta capacità</text:p>
          </draw:text-box>
        </draw:frame>
        <draw:g draw:name="router 1">
          <draw:custom-shape draw:style-name="gr24" draw:text-style-name="P5" draw:layer="layout" svg:width="3cm" svg:height="1.25cm" svg:x="7.25cm" svg:y="9.5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5" draw:layer="layout" svg:width="2.75cm" svg:height="0.125cm" svg:x="7.375cm" svg:y="10.875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6" draw:layer="layout" svg:width="0.75cm" svg:height="0.75cm" svg:x="9.375cm" svg:y="9.75cm">
            <text:p/>
            <draw:enhanced-geometry svg:viewBox="0 0 21600 21600" draw:type="rectangle" draw:enhanced-path="M 0 0 L 21600 0 21600 21600 0 21600 0 0 Z N"/>
          </draw:custom-shape>
          <draw:line draw:style-name="gr27" draw:text-style-name="P7" draw:layer="layout" svg:x1="9.45cm" svg:y1="10.125cm" svg:x2="9.7cm" svg:y2="10.125cm">
            <text:p/>
          </draw:line>
          <draw:polygon draw:style-name="gr28" draw:text-style-name="P5" draw:layer="layout" svg:width="0.374cm" svg:height="0.324cm" svg:x="7.375cm" svg:y="10.2cm" svg:viewBox="0 0 375 325" draw:points="0,251 0,0 375,0 375,251 250,251 250,324 125,325 125,251">
            <text:p/>
          </draw:polygon>
          <draw:line draw:style-name="gr29" draw:text-style-name="P7" draw:layer="layout" svg:x1="9.8cm" svg:y1="10.125cm" svg:x2="10.05cm" svg:y2="10.125cm">
            <text:p/>
          </draw:line>
          <draw:line draw:style-name="gr30" draw:text-style-name="P7" draw:layer="layout" svg:x1="9.75cm" svg:y1="9.85cm" svg:x2="9.75cm" svg:y2="10.1cm">
            <text:p/>
          </draw:line>
          <draw:line draw:style-name="gr31" draw:text-style-name="P7" draw:layer="layout" svg:x1="9.75cm" svg:y1="10.4cm" svg:x2="9.75cm" svg:y2="10.15cm">
            <text:p/>
          </draw:line>
          <draw:polygon draw:style-name="gr32" draw:text-style-name="P5" draw:layer="layout" svg:width="0.374cm" svg:height="0.324cm" svg:x="8.376cm" svg:y="10.201cm" svg:viewBox="0 0 375 325" draw:points="0,251 0,0 375,0 375,251 250,251 250,324 125,325 125,251">
            <text:p/>
          </draw:polygon>
          <draw:polygon draw:style-name="gr33" draw:text-style-name="P5" draw:layer="layout" svg:width="0.374cm" svg:height="0.324cm" svg:x="7.877cm" svg:y="10.202cm" svg:viewBox="0 0 375 325" draw:points="0,251 0,0 375,0 375,251 250,251 250,324 125,325 125,251">
            <text:p/>
          </draw:polygon>
          <draw:polygon draw:style-name="gr34" draw:text-style-name="P5" draw:layer="layout" svg:width="0.374cm" svg:height="0.324cm" svg:x="8.878cm" svg:y="10.203cm" svg:viewBox="0 0 375 325" draw:points="0,251 0,0 375,0 375,251 250,251 250,324 125,325 125,251">
            <text:p/>
          </draw:polygon>
          <draw:polygon draw:style-name="gr35" draw:text-style-name="P5" draw:layer="layout" svg:width="0.374cm" svg:height="0.324cm" svg:x="7.375cm" svg:y="9.753cm" svg:viewBox="0 0 375 325" draw:points="0,251 0,0 375,0 375,251 250,251 250,324 125,325 125,251">
            <text:p/>
          </draw:polygon>
          <draw:polygon draw:style-name="gr36" draw:text-style-name="P5" draw:layer="layout" svg:width="0.374cm" svg:height="0.324cm" svg:x="8.376cm" svg:y="9.754cm" svg:viewBox="0 0 375 325" draw:points="0,251 0,0 375,0 375,251 250,251 250,324 125,325 125,251">
            <text:p/>
          </draw:polygon>
          <draw:polygon draw:style-name="gr37" draw:text-style-name="P5" draw:layer="layout" svg:width="0.374cm" svg:height="0.324cm" svg:x="7.877cm" svg:y="9.755cm" svg:viewBox="0 0 375 325" draw:points="0,251 0,0 375,0 375,251 250,251 250,324 125,325 125,251">
            <text:p/>
          </draw:polygon>
          <draw:polygon draw:style-name="gr38" draw:text-style-name="P5" draw:layer="layout" svg:width="0.374cm" svg:height="0.324cm" svg:x="8.878cm" svg:y="9.756cm" svg:viewBox="0 0 375 325" draw:points="0,251 0,0 375,0 375,251 250,251 250,324 125,325 125,251">
            <text:p/>
          </draw:polygon>
        </draw:g>
        <draw:g draw:name="router 2">
          <draw:custom-shape draw:style-name="gr39" draw:text-style-name="P5" draw:layer="layout" svg:width="3cm" svg:height="1.25cm" svg:x="16.75cm" svg:y="9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5" draw:layer="layout" svg:width="2.75cm" svg:height="0.125cm" svg:x="16.875cm" svg:y="10.87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0.75cm" svg:height="0.75cm" svg:x="18.875cm" svg:y="9.75cm">
            <text:p/>
            <draw:enhanced-geometry svg:viewBox="0 0 21600 21600" draw:type="rectangle" draw:enhanced-path="M 0 0 L 21600 0 21600 21600 0 21600 0 0 Z N"/>
          </draw:custom-shape>
          <draw:line draw:style-name="gr42" draw:text-style-name="P7" draw:layer="layout" svg:x1="18.95cm" svg:y1="10.125cm" svg:x2="19.2cm" svg:y2="10.125cm">
            <text:p/>
          </draw:line>
          <draw:polygon draw:style-name="gr43" draw:text-style-name="P5" draw:layer="layout" svg:width="0.374cm" svg:height="0.324cm" svg:x="16.875cm" svg:y="10.2cm" svg:viewBox="0 0 375 325" draw:points="0,251 0,0 375,0 375,251 250,251 250,324 125,325 125,251">
            <text:p/>
          </draw:polygon>
          <draw:line draw:style-name="gr44" draw:text-style-name="P7" draw:layer="layout" svg:x1="19.3cm" svg:y1="10.125cm" svg:x2="19.55cm" svg:y2="10.125cm">
            <text:p/>
          </draw:line>
          <draw:line draw:style-name="gr45" draw:text-style-name="P7" draw:layer="layout" svg:x1="19.25cm" svg:y1="9.85cm" svg:x2="19.25cm" svg:y2="10.1cm">
            <text:p/>
          </draw:line>
          <draw:line draw:style-name="gr46" draw:text-style-name="P7" draw:layer="layout" svg:x1="19.25cm" svg:y1="10.4cm" svg:x2="19.25cm" svg:y2="10.15cm">
            <text:p/>
          </draw:line>
          <draw:polygon draw:style-name="gr47" draw:text-style-name="P5" draw:layer="layout" svg:width="0.374cm" svg:height="0.324cm" svg:x="17.876cm" svg:y="10.201cm" svg:viewBox="0 0 375 325" draw:points="0,251 0,0 375,0 375,251 250,251 250,324 125,325 125,251">
            <text:p/>
          </draw:polygon>
          <draw:polygon draw:style-name="gr48" draw:text-style-name="P5" draw:layer="layout" svg:width="0.374cm" svg:height="0.324cm" svg:x="17.377cm" svg:y="10.202cm" svg:viewBox="0 0 375 325" draw:points="0,251 0,0 375,0 375,251 250,251 250,324 125,325 125,251">
            <text:p/>
          </draw:polygon>
          <draw:polygon draw:style-name="gr49" draw:text-style-name="P5" draw:layer="layout" svg:width="0.374cm" svg:height="0.324cm" svg:x="18.378cm" svg:y="10.203cm" svg:viewBox="0 0 375 325" draw:points="0,251 0,0 375,0 375,251 250,251 250,324 125,325 125,251">
            <text:p/>
          </draw:polygon>
          <draw:polygon draw:style-name="gr50" draw:text-style-name="P5" draw:layer="layout" svg:width="0.374cm" svg:height="0.324cm" svg:x="16.875cm" svg:y="9.753cm" svg:viewBox="0 0 375 325" draw:points="0,251 0,0 375,0 375,251 250,251 250,324 125,325 125,251">
            <text:p/>
          </draw:polygon>
          <draw:polygon draw:style-name="gr51" draw:text-style-name="P5" draw:layer="layout" svg:width="0.374cm" svg:height="0.324cm" svg:x="17.876cm" svg:y="9.754cm" svg:viewBox="0 0 375 325" draw:points="0,251 0,0 375,0 375,251 250,251 250,324 125,325 125,251">
            <text:p/>
          </draw:polygon>
          <draw:polygon draw:style-name="gr52" draw:text-style-name="P5" draw:layer="layout" svg:width="0.374cm" svg:height="0.324cm" svg:x="17.377cm" svg:y="9.755cm" svg:viewBox="0 0 375 325" draw:points="0,251 0,0 375,0 375,251 250,251 250,324 125,325 125,251">
            <text:p/>
          </draw:polygon>
          <draw:polygon draw:style-name="gr53" draw:text-style-name="P5" draw:layer="layout" svg:width="0.374cm" svg:height="0.324cm" svg:x="18.378cm" svg:y="9.756cm" svg:viewBox="0 0 375 325" draw:points="0,251 0,0 375,0 375,251 250,251 250,324 125,325 125,251">
            <text:p/>
          </draw:polygon>
        </draw:g>
        <draw:frame draw:style-name="gr54" draw:text-style-name="P4" draw:layer="layout" svg:width="4.25cm" svg:height="2.25cm" svg:x="7.25cm" svg:y="6.25cm">
          <draw:text-box>
            <text:p>R (con buffer)</text:p>
          </draw:text-box>
        </draw:frame>
        <draw:frame draw:style-name="gr54" draw:text-style-name="P4" draw:layer="layout" svg:width="4.25cm" svg:height="2.25cm" svg:x="16.75cm" svg:y="6.5cm">
          <draw:text-box>
            <text:p>R (con buffer)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ont Awesome 6 Brands Regular" svg:font-family="'Font Awesome 6 Brands Regular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Linienspitzen_20_2" draw:display-name="Linienspitzen 2" svg:viewBox="0 0 20 13" svg:d="M0 13l10-13 10 13z"/>
    <draw:marker draw:name="Linienspitzen_20_3" draw:display-name="Linienspitzen 3" svg:viewBox="0 0 20 13" svg:d="M0 13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Font Awesome 6 Brands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Font Awesome 6 Brands Regular" style:font-family-asian="'Font Awesome 6 Brands Regular'" style:font-family-generic-asian="system" style:font-pitch-asian="variable" style:font-size-asian="18pt" style:font-style-asian="normal" style:font-weight-asian="normal" style:font-name-complex="Font Awesome 6 Brands Regular" style:font-family-complex="'Font Awesome 6 Brands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16T13:35:53.911537253</meta:creation-date>
    <dc:date>2022-05-16T13:46:53.374862694</dc:date>
    <meta:editing-duration>PT11M1S</meta:editing-duration>
    <meta:editing-cycles>2</meta:editing-cycles>
    <meta:generator>LibreOffice/7.3.2.2$Linux_X86_64 LibreOffice_project/30$Build-2</meta:generator>
    <meta:document-statistic meta:object-count="68"/>
  </office:meta>
</office:document-meta>
</file>